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ódigo</text:p>
          </table:table-cell>
          <table:table-cell office:value-type="string">
            <text:p>Descripci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spacho del Presiden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pacho del Vicepresiden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spacho del Ministr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pacho Viceministr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rección Genera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rección de Líne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ordinació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visió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partament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esidenci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rencia Genera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renci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b-Gerenci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spacho del Superintendent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irección General Adjunt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tendenci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dad Ad- Ho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Área Organizacional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Área de Trabaj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tra Categoría de Unidad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coronel </meta:initial-creator>
    <meta:creation-date>2014-10-14T10:54:12</meta:creation-date>
    <dc:date>2014-10-14T11:27:44</dc:date>
    <dc:creator>bcoronel </dc:creator>
    <meta:editing-duration>PT3M12S</meta:editing-duration>
    <meta:editing-cycles>1</meta:editing-cycles>
    <meta:document-statistic meta:table-count="3" meta:cell-count="42" meta:object-count="0"/>
    <meta:generator>LibreOffice/3.5$Linux_X86_64 LibreOffice_project/350m1$Build-2</meta:generator>
  </office:meta>
</office:document-meta>
</file>